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7.418cm" table:align="margins"/>
    </style:style>
    <style:style style:name="tabPrestations.A" style:family="table-column">
      <style:table-column-properties style:column-width="3.484cm" style:rel-column-width="13107*"/>
    </style:style>
    <style:style style:name="tabPrestations.C" style:family="table-column">
      <style:table-column-properties style:column-width="6.205cm" style:rel-column-width="23346*"/>
    </style:style>
    <style:style style:name="tabPrestations.D" style:family="table-column">
      <style:table-column-properties style:column-width="2.12cm" style:rel-column-width="7974*"/>
    </style:style>
    <style:style style:name="tabPrestations.E" style:family="table-column">
      <style:table-column-properties style:column-width="2.127cm" style:rel-column-width="8001*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7.418cm" table:align="margins"/>
    </style:style>
    <style:style style:name="Table1.A" style:family="table-column">
      <style:table-column-properties style:column-width="3.484cm" style:rel-column-width="13107*"/>
    </style:style>
    <style:style style:name="Table1.C" style:family="table-column">
      <style:table-column-properties style:column-width="6.205cm" style:rel-column-width="23346*"/>
    </style:style>
    <style:style style:name="Table1.D" style:family="table-column">
      <style:table-column-properties style:column-width="2.12cm" style:rel-column-width="7974*"/>
    </style:style>
    <style:style style:name="Table1.E" style:family="table-column">
      <style:table-column-properties style:column-width="2.127cm" style:rel-column-width="8001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18cm solid #000000" fo:border-bottom="none"/>
    </style:style>
    <style:style style:name="tabFortune" style:family="table">
      <style:table-properties style:width="17.427cm" fo:margin-left="0.004cm" fo:margin-right="-0.012cm" table:align="margins"/>
    </style:style>
    <style:style style:name="tabFortune.A" style:family="table-column">
      <style:table-column-properties style:column-width="13.637cm" style:rel-column-width="51279*"/>
    </style:style>
    <style:style style:name="tabFortune.B" style:family="table-column">
      <style:table-column-properties style:column-width="3.791cm" style:rel-column-width="14256*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7.427cm" fo:margin-left="0.004cm" fo:margin-right="-0.012cm" table:align="margins"/>
    </style:style>
    <style:style style:name="tabRevenus.A" style:family="table-column">
      <style:table-column-properties style:column-width="13.637cm" style:rel-column-width="51279*"/>
    </style:style>
    <style:style style:name="tabRevenus.B" style:family="table-column">
      <style:table-column-properties style:column-width="3.791cm" style:rel-column-width="14256*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7.427cm" fo:margin-left="0.004cm" fo:margin-right="-0.012cm" table:align="margins"/>
    </style:style>
    <style:style style:name="tabDepenses.A" style:family="table-column">
      <style:table-column-properties style:column-width="13.637cm" style:rel-column-width="51279*"/>
    </style:style>
    <style:style style:name="tabDepenses.B" style:family="table-column">
      <style:table-column-properties style:column-width="3.791cm" style:rel-column-width="14256*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75cm" fo:text-align="justify" style:justify-single-word="false"/>
      <style:text-properties style:font-name="Gill Sans MT_CCJU2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Gill Sans MT_CCJU2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6" style:family="paragraph" style:parent-style-name="Table_20_Contents">
      <style:paragraph-properties fo:keep-with-next="always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fo:keep-with-next="always"/>
      <style:text-properties style:font-name="Gill Sans MT_CCJU2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cm" style:page-number="auto" fo:keep-with-next="always"/>
      <style:text-properties style:font-name="Gill Sans MT_CCJU2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cm" fo:text-align="justify" style:justify-single-word="false" style:page-number="auto">
        <style:tab-stops/>
      </style:paragraph-properties>
      <style:text-properties style:font-name="Gill Sans MT_CCJU2" fo:font-size="6pt" style:font-size-asian="6pt" style:font-size-complex="6pt"/>
    </style:style>
    <style:style style:name="P20" style:family="paragraph" style:parent-style-name="Text_20_body" style:master-page-name="">
      <style:paragraph-properties fo:margin-top="0.21cm" fo:margin-bottom="0cm" style:page-number="auto" fo:keep-with-next="always"/>
      <style:text-properties style:font-name="Gill Sans MT_CCJU2" fo:font-size="11pt" style:font-size-asian="11pt" style:font-size-complex="11pt"/>
    </style:style>
    <style:style style:name="P21" style:family="paragraph" style:parent-style-name="Text_20_body" style:master-page-name="">
      <style:paragraph-properties fo:margin-top="0.21cm" fo:margin-bottom="0cm" style:page-number="auto" fo:keep-with-next="auto"/>
      <style:text-properties style:font-name="Gill Sans MT_CCJU2" fo:font-size="11pt" style:font-size-asian="11pt" style:font-size-complex="11pt"/>
    </style:style>
    <style:style style:name="P22" style:family="paragraph" style:parent-style-name="Text_20_body">
      <style:paragraph-properties fo:margin-top="0.409cm" fo:margin-bottom="0.21cm" fo:text-align="justify" style:justify-single-word="false" fo:keep-with-next="always"/>
      <style:text-properties style:font-name="Gill Sans MT_CCJU2" fo:font-size="11pt" style:font-size-asian="11pt" style:font-size-complex="11pt"/>
    </style:style>
    <style:style style:name="P2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2" fo:font-size="6pt" style:font-size-asian="6pt" style:font-size-complex="6pt"/>
    </style:style>
    <style:style style:name="T4" style:family="text">
      <style:text-properties style:font-name="Gill Sans MT_CCJU2" fo:font-size="11pt" style:font-size-asian="11pt" style:font-size-complex="11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%#include PCheaderComAda#%</text:p>
      <text:p text:style-name="P3"/>
      <text:p text:style-name="P3">%=LABEL_NSS=% %=NSS=%</text:p>
      <text:p text:style-name="P3">%=LABEL_AYANT_DROIT=% %=NOM_AYANT_DROIT=%</text:p>
      <text:p text:style-name="P6"/>
      <text:p text:style-name="P7">%=TITRE=%</text:p>
      <text:p text:style-name="P10"/>
      <text:p text:style-name="P11">%=CONTENU0=%</text:p>
      <table:table table:name="tabPrestations" table:style-name="tabPrestations">
        <table:table-column table:style-name="tabPrestations.A" table:number-columns-repeated="2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12">%=GENRE=%</text:p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5">%=ANNEE_PRECEDENTE=%</text:p>
          </table:table-cell>
          <table:table-cell table:style-name="tabPrestations.A1" office:value-type="string">
            <text:p text:style-name="P15">%=ANNEE=%</text:p>
          </table:table-cell>
        </table:table-row>
        <table:table-row>
          <table:table-cell table:style-name="tabPrestations.A1" office:value-type="string">
            <text:p text:style-name="Table_20_Contents"><text:span text:style-name="T3">%{ligne}% </text:span><text:span text:style-name="T4">%=DESIGNATION_DF=%</text:span></text:p>
          </table:table-cell>
          <table:table-cell table:style-name="tabPrestations.A1" office:value-type="string">
            <text:p text:style-name="P14">%=NSS_BENEFICIAIRE=%</text:p>
          </table:table-cell>
          <table:table-cell table:style-name="tabPrestations.A1" office:value-type="string">
            <text:p text:style-name="P14">%=NOM_BENEFICIAIRE=%</text:p>
          </table:table-cell>
          <table:table-cell table:style-name="tabPrestations.A1" office:value-type="string">
            <text:p text:style-name="P13">%=MONTANT_DF_PRECEDENT=%</text:p>
          </table:table-cell>
          <table:table-cell table:style-name="tabPrestations.A1" office:value-type="string">
            <text:p text:style-name="P13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>%=LABEL_TOTAL_MENSUEL=%</text:p>
          </table:table-cell>
          <table:table-cell table:style-name="Table1.C1" office:value-type="string">
            <text:p text:style-name="P13">%=TOTAL_DF_PRECEDENT=%</text:p>
          </table:table-cell>
          <table:table-cell table:style-name="Table1.C1" office:value-type="string">
            <text:p text:style-name="P13">%=TOTAL_DF=%</text:p>
          </table:table-cell>
        </table:table-row>
      </table:table>
      <text:p text:style-name="P4"/>
      <text:p text:style-name="P11">%=remLineWhenBlank(HOME_MEDICALISE,4)=%</text:p>
      <text:list xml:id="list30504067" text:style-name="L1">
        <text:list-item>
          <text:p text:style-name="P24">%=PAIEMENT0=%</text:p>
        </text:list-item>
        <text:list-item>
          <text:p text:style-name="P25">%=PAIEMENT1=%</text:p>
        </text:list-item>
        <text:list-item>
          <text:p text:style-name="P25">%=PAIEMENT2=%</text:p>
        </text:list-item>
      </text:list>
      <text:p text:style-name="P19"><text:s/></text:p>
      <text:p text:style-name="P11">%=CONTENU1=%</text:p>
      <text:p text:style-name="P18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16"><text:span text:style-name="T5">%{HEADER_ROWS:0}%%{ligneFORTUNE}% </text:span>%=DESIGNATION_FORTUNE=%</text:p>
          </table:table-cell>
          <table:table-cell table:style-name="tabFortune.A1" office:value-type="string">
            <text:p text:style-name="P17">%=MONTANT_FORTUNE=%</text:p>
          </table:table-cell>
        </table:table-row>
      </table:table>
      <text:p text:style-name="P21"/>
      <text:p text:style-name="P20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16"><text:span text:style-name="T5">%{HEADER_ROWS:0}%%{ligneREVENUS}% </text:span>%=DESIGNATION_REVENUS=%</text:p>
          </table:table-cell>
          <table:table-cell table:style-name="tabRevenus.A1" office:value-type="string">
            <text:p text:style-name="P17">%=MONTANT_REVENUS=%</text:p>
          </table:table-cell>
        </table:table-row>
      </table:table>
      <text:p text:style-name="P21"/>
      <text:p text:style-name="P20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16"><text:span text:style-name="T5">%{HEADER_ROWS:0}%%{ligneDEPENSES}% </text:span>%=DESIGNATION_DEPENSES=%</text:p>
          </table:table-cell>
          <table:table-cell table:style-name="tabDepenses.A1" office:value-type="string">
            <text:p text:style-name="P17">%=MONTANT_DEPENSES=%</text:p>
          </table:table-cell>
        </table:table-row>
      </table:table>
      <text:p text:style-name="P22">%=CONTENU2=%</text:p>
      <text:p text:style-name="P11">%=CONTENU3=%</text:p>
      <text:p text:style-name="P11">%=CONTENU4=%</text:p>
      <text:p text:style-name="P11"/>
      <text:p text:style-name="P11">%=POLITESSE=%</text:p>
      <text:p text:style-name="P5"/>
      <text:p text:style-name="P9"><text:tab/><text:span text:style-name="T2">%#include PCsignatureSimpl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109cm" fo:margin-bottom="1.041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041cm" fo:margin-left="1.632cm" fo:margin-right="1.9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LABEL_NSS=% %=NSS=%<text:tab/>%=LABEL_AYANT_DROIT=% %=NOM_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communicat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3:26.32</dc:date>
    <meta:print-date>2011-02-22T10:58:36</meta:print-date>
    <meta:editing-cycles>190</meta:editing-cycles>
    <meta:editing-duration>P1DT17H14M59S</meta:editing-duration>
    <meta:document-statistic meta:table-count="5" meta:image-count="0" meta:object-count="0" meta:page-count="1" meta:paragraph-count="38" meta:word-count="58" meta:character-count="911"/>
    <meta:user-defined meta:name="Info 1"/>
    <meta:user-defined meta:name="Info 2"/>
    <meta:user-defined meta:name="Info 3"/>
    <meta:user-defined meta:name="Info 4"/>
  </office:meta>
</office:document-meta>
</file>